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087688338"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548769326"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06131426"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042087380"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2115787584"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66230433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342546824" text:continue-list="list211578758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6314657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1790602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7066947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88396227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944402381"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001515699"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7986111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570441273" text:style-name="L2">
        <text:list-header>
          <text:p text:style-name="P28">❏<text:tab/>linkUp/linkDown</text:p>
        </text:list-header>
      </text:list>
      <text:p text:style-name="Text_20_body">Don't forget to update the startup config !</text:p>
      <text:p text:style-name="Text_20_body"/>
      <text:list xml:id="list2103504625" text:continue-list="list97986111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61285023" text:continue-list="list1570441273"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855047857" text:continue-list="list210350462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10407866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26211716"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596893230" text:continue-list="list61285023"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570734682" text:continue-list="list326211716"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803661012" text:continue-list="list596893230" text:style-name="L2">
        <text:list-header>
          <text:p text:style-name="P28">❏<text:tab/>linkUp/linkDown</text:p>
        </text:list-header>
      </text:list>
      <text:p text:style-name="Text_20_body">Don't forget to update the startup config !</text:p>
      <text:p text:style-name="Heading_20_3"/>
      <text:list xml:id="list2088305910" text:continue-list="list157073468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67036011" text:continue-list="list803661012"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095443457" text:continue-list="list208830591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223209277" text:continue-list="list167036011"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099699017" text:continue-list="list109544345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7944584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91703208"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417565698"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325439677" text:continue-list="list1223209277" text:style-name="L2">
        <text:list-header>
          <text:p text:style-name="P28">❏<text:tab/>linkUp/linkDown</text:p>
        </text:list-header>
      </text:list>
      <text:p text:style-name="Text_20_body">Don't forget to update the startup config !</text:p>
      <text:p text:style-name="Heading_20_3"/>
      <text:list xml:id="list1299114217" text:continue-list="list1417565698"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228739279" text:continue-list="list1325439677"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00645810" text:continue-list="list129911421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2912030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869187501"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732895622"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085831549"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737145046"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4161749"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45961788" text:continue-list="list737145046"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83419185"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72877338" text:continue-list="list84596178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66074185"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12318602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4143606" text:continue-numbering="true" text:style-name="Outline">
        <text:list-item>
          <text:list>
            <text:list-item>
              <text:h text:style-name="Heading_20_2" text:outline-level="2">Database</text:h>
            </text:list-item>
          </text:list>
        </text:list-item>
      </text:list>
      <text:list xml:id="list34861251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76089901" text:continue-list="list13414360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9283375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0313982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24409532"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2110236938" text:continue-list="list50313982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32499283"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542119970" text:continue-list="list2110236938" text:style-name="Outline">
        <text:list-item>
          <text:h text:style-name="Heading_20_1" text:outline-level="1">Additional Softwares</text:h>
        </text:list-item>
      </text:list>
      <text:p text:style-name="Standard"/>
      <text:list xml:id="list91253335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02240627"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53633598"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63969188"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09095682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ext:soft-page-break/>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ext:soft-page-break/>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text:soft-page-break/>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text:soft-page-break/></text:p>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97829609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6993321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829021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3</text:chapter></text:p>
      </style:header>
      <style:footer>
        <text:p text:style-name="MP1">© 2008-2009 Inverse inc.<text:tab/><text:chapter text:display="name" text:outline-level="1">Appendix B: Configuration parameter reference</text:chapter><text:tab/><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08:37:58</dc:date>
    <meta:editing-cycles>669</meta:editing-cycles>
    <meta:editing-duration>PT301H09M04S</meta:editing-duration>
    <meta:document-statistic meta:table-count="1" meta:image-count="6" meta:object-count="0" meta:page-count="74" meta:paragraph-count="1209" meta:word-count="9763" meta:character-count="69175"/>
    <meta:user-defined meta:name="Info 1"/>
    <meta:user-defined meta:name="Info 2"/>
    <meta:user-defined meta:name="Info 3"/>
    <meta:user-defined meta:name="Info 4"/>
  </office:meta>
</office:document-meta>
</file>